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margin-left="0.5in">
        <style:tab-stops/>
      </style:paragraph-properties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>
      <style:paragraph-properties fo:text-indent="0.5in"/>
    </style:style>
  </office:automatic-styles>
  <office:body>
    <office:text text:use-soft-page-breaks="true">
      <text:p text:style-name="P1">Technisch Ontwerp Kantinemenu</text:p>
      <text:p text:style-name="Normal"/>
      <text:h text:style-name="Heading1" text:outline-level="1">Header</text:h>
      <text:p text:style-name="Normal">Een header met een navigatiebalk voor verschillende knoppen</text:p>
      <text:p text:style-name="Normal"><text:tab/>Logo, Home, Over ons, Login, Winkelmandje (niveau 3)</text:p>
      <text:p text:style-name="Normal"><text:tab/>Login linkt naar de login pagina</text:p>
      <text:p text:style-name="Normal"><text:tab/>Home linkt naar de home pagina</text:p>
      <text:p text:style-name="Normal"><text:tab/>Over ons linkt naar de over ons pagina</text:p>
      <text:p text:style-name="P2">Winkelmandje laat de sidebar zien of verdwijnen<text:line-break/>NL&lt;&gt;ENG knop</text:p>
      <text:p text:style-name="P3">Als je op het logo klikt kom je op de home page</text:p>
      <text:h text:style-name="Heading1" text:outline-level="1">Menu index</text:h>
      <text:p text:style-name="Normal"><text:tab/>Vanaf de database worden items weergeven<text:tab/></text:p>
      <text:p text:style-name="P4">Search index veld voor specifieke items</text:p>
      <text:p text:style-name="Normal"><text:tab/>Categorie index, knoppen om deze te filteren</text:p>
      <text:p text:style-name="Normal"><text:tab/>Een zijbalk om naar een nieuwe categorie te springen, zonder filter te gebruiken</text:p>
      <text:h text:style-name="Heading1" text:outline-level="1">About Mees</text:h>
      <text:p text:style-name="Normal">Een verhaaltje over Mees, en meningen van klanten<text:s/>en wat plaatjes.</text:p>
      <text:p text:style-name="Normal">Een knop voor NL&lt;&gt;ENG</text:p>
      <text:h text:style-name="Heading1" text:outline-level="1">Login pagina</text:h>
      <text:p text:style-name="Normal">Een login veld met gebruiker en wachtwoord<text:s/>en een knop om in te loggen.</text:p>
      <text:h text:style-name="Heading2" text:outline-level="2"><text:tab/>KLANT</text:h>
      <text:p text:style-name="Normal"><text:tab/>Voor klanten krijg je toegang tot je eigen winkelmand om een bestelling van te voren te doen</text:p>
      <text:p text:style-name="Normal">Controle via database (customers) of je gebruikersnaam en wachtwoord overeen komen.</text:p>
      <text:soft-page-break/>
      <text:h text:style-name="Heading2" text:outline-level="2"><text:tab/>ADMIN</text:h>
      <text:p text:style-name="Normal"><text:tab/>Als admin krijg je toegang tot je eigen winkelmand en de mogelijkheid om te interacteren met de database.<text:s/></text:p>
      <text:p text:style-name="Normal"><text:tab/>Prijzen veranderen</text:p>
      <text:p text:style-name="Normal"><text:tab/>Knop om items toevoegen, verwijderen of wijzigen</text:p>
      <text:p text:style-name="Normal"><text:tab/>Toevoegen vereist een plaatje, naam, beschrijving, prijs en mogelijk andere tags</text:p>
      <text:p text:style-name="Normal"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nl" fo:country="NL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nl" fo:country="NL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nl" fo:country="NL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nl" fo:country="NL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nl" fo:country="NL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nl" fo:country="NL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nl" fo:country="NL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nl" fo:country="NL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nl" fo:country="NL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nl" fo:country="NL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nl" fo:country="NL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nl" fo:country="NL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nl" fo:country="NL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nl" fo:country="NL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nl" fo:country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zur (A.) Aben</meta:initial-creator>
    <dc:creator>Azur (A.) Aben</dc:creator>
    <meta:creation-date>2026-02-11T08:35:00Z</meta:creation-date>
    <dc:date>2026-02-11T12:28:00Z</dc:date>
    <meta:template xlink:href="Normal.dotm" xlink:type="simple"/>
    <meta:editing-cycles>4</meta:editing-cycles>
    <meta:editing-duration>PT13980S</meta:editing-duration>
    <meta:document-statistic meta:page-count="2" meta:paragraph-count="2" meta:word-count="183" meta:character-count="1227" meta:row-count="8" meta:non-whitespace-character-count="1046"/>
  </office:meta>
</office:document-meta>
</file>